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100.6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123.51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fo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Label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Boot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Reset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-WKUP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YS_WKUP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_EXTI1</text:p>
          </table:table-cell>
          <table:table-cell office:value-type="string" calcext:value-type="string">
            <text:p>Lever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Audio EN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Audio out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1_IN6</text:p>
          </table:table-cell>
          <table:table-cell office:value-type="string" calcext:value-type="string">
            <text:p>LDR in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1_TX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1_RX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B_DM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B_DP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YS_JTMS-SWDIO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YS_JTCK-SWCLK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SS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Buzzer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SCK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ISO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OSI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C1_SCL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C1_SDA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PI2_STB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2_SCK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2_MISO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2_MOSI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LED1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LED2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LED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LED4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8_CH1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8_CH2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IO_D0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IO_CK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13-TAMPER-RTC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14-OSC32_IN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CC_OSC32_IN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15-OSC32_OU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CC_OSC32_OUT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IO_CMD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D enable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PIO_Input</text:p>
          </table:table-cell>
          <table:table-cell office:value-type="string" calcext:value-type="string">
            <text:p>SD detect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4_CH1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4_CH2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DCDC enable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EEPROM_NWC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_EXTI2</text:p>
          </table:table-cell>
          <table:table-cell office:value-type="string" calcext:value-type="string">
            <text:p>EncoderButton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_EXTI3</text:p>
          </table:table-cell>
          <table:table-cell office:value-type="string" calcext:value-type="string">
            <text:p>ToggleUp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_EXTI4</text:p>
          </table:table-cell>
          <table:table-cell office:value-type="string" calcext:value-type="string">
            <text:p>ToggleDown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_EXTI5</text:p>
          </table:table-cell>
          <table:table-cell office:value-type="string" calcext:value-type="string">
            <text:p>USR_BUT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DCF77 signal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DCF77 enable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PIO_Input</text:p>
          </table:table-cell>
          <table:table-cell office:value-type="string" calcext:value-type="string">
            <text:p>VBUS sense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REF-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oo.A1:foo.E10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2T12:25:51.075848278</dc:date>
    <meta:editing-duration>PT34S</meta:editing-duration>
    <meta:editing-cycles>1</meta:editing-cycles>
    <meta:generator>LibreOffice/5.1.6.2$Linux_X86_64 LibreOffice_project/10m0$Build-2</meta:generator>
    <meta:print-date>2020-02-02T12:26:26.125485011</meta:print-date>
    <meta:document-statistic meta:table-count="1" meta:cell-count="372" meta:object-count="0"/>
  </office:meta>
</office:document-meta>
</file>